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Use Case 1.1 Grundlagen Krypto-Modul erstellen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1Kurze Beschreibung<text:tab/>1</text:p>
          <text:p text:style-name="P2">2Voraussetzungen<text:tab/>1</text:p>
          <text:p text:style-name="P2">3Klassen<text:tab/>1</text:p>
          <text:p text:style-name="P2">4Organisation<text:tab/>3</text:p>
        </text:index-body>
      </text:table-of-content>
      <text:p text:style-name="Standard"/>
      <text:p text:style-name="Standard"/>
      <text:h text:style-name="Heading_20_1" text:outline-level="1">Kurze Beschreibung</text:h>
      <text:p text:style-name="Standard"/>
      <text:p text:style-name="Standard">Projekt: Leitlinie zum Wohlfühleinkommen</text:p>
      <text:p text:style-name="Standard"/>
      <text:p text:style-name="Standard">Erstellen einer Python-Modulbibliothek<text:line-break/>mit den grundlegenden Klassen und Modulen für die Programme, die zur Assistenz der Leitlinie zum Wohlfühleinkommen benötigt werden</text:p>
      <text:p text:style-name="Standard"/>
      <text:p text:style-name="Standard">Namen der Module:<text:line-break/>GmBasics.py<text:line-break/>→ grundlegende Klassen beliebiger Python-Programme unseres Unternehmens</text:p>
      <text:p text:style-name="Standard">GmKrypto.py<text:line-break/>→ spezifische Klassen für die Python-Programme zur Assistenz im Krypto-Währungsbereich</text:p>
      <text:h text:style-name="Heading_20_1" text:outline-level="1">Voraussetzungen</text:h>
      <text:p text:style-name="Standard">Python-Grundkenntnisse</text:p>
      <text:p text:style-name="Standard">Beispieldatei für <text:s/>Kryptobuchhaltungsdatei</text:p>
      <text:p text:style-name="Standard">Test erfolgt mit Umsetzung von Use Case 1.2 Goldessel füttern</text:p>
      <text:p text:style-name="Standard"/>
      <text:h text:style-name="Heading_20_1" text:outline-level="1">Klassen</text:h>
      <text:list xml:id="list3769181729313798097" text:style-name="L1">
        <text:list-item>
          <text:p text:style-name="P3">Klasse zum Einlesen der XML-Datei zur Steuerung<text:line-break/>Diese kann nach den Attributen und Listen aus der Steuerdatei befragt werden<text:line-break/>Geschätzter Zeitaufwand für die Programmierung: 5 Stunden<text:line-break/>(incl. Überlegungen zur Strukturierung der XML-Datei)</text:p>
        </text:list-item>
        <text:list-item>
          <text:p text:style-name="P3">Klassen zur Fehlerbehandlung<text:line-break/>je nach Einstellung als Popup oder im Infobereich<text:line-break/>Geschätzter Zeitaufwand für die Programmierung: 5 Stunden<text:line-break/>(incl. Weiterbildung über den Info-Bereich)</text:p>
        </text:list-item>
        <text:list-item>
          <text:p text:style-name="P1">Klasse für Kryptobuchhaltungsdatei<text:line-break/>Wenn benötigt Subklassen für verschiedene Typen (XLSX, ODS) und verschiedene Formatversionen (z.B. die Position der Spalten kann sich in der Zeit verändern)<text:line-break/><text:soft-page-break/>Konstruktor mit Übergabe des Dateinamens<text:line-break/>Methoden:<text:line-break/>- init() → dabei prüfen, ob die Datei existiert und sich lesen lässt<text:line-break/>- readTable( in Name, out listZeilen ) → Zugriff auf eine Tabelle <text:line-break/> Geschätzter Zeitaufwand für die Programmierung: 3 Stunden</text:p>
        </text:list-item>
        <text:list-item>
          <text:p text:style-name="P1">Klasse PlatinCoinPage und Subklassen PlcShortPage und PlcUltimaPage<text:line-break/>im Konstruktor Objekt der Klasse mit der Kryptobuchhaltungsdatei übergeben<text:line-break/>Attribute:<text:line-break/>- CoinName<text:line-break/>- ListSmartContracts<text:line-break/>Methoden:<text:line-break/> - read( Angabe des Attributs mit dem Tabellennamen)<text:line-break/>→ dort einlesen der Tabelle in eine Liste von <text:s/>PlatinCoinSmartContract (siehe 5)<text:line-break/>dabei auf Formatfehler prüfen und zusammen sammeln<text:line-break/>- createSmartContract() in Superklasse virtual<text:line-break/> Typen für entsprechende Subklassen werden in den Subklassen erzeugt<text:line-break/>- getLastMintingDate()<text:line-break/>- getGemintetenBetragZu( Datum )<text:line-break/> <text:s text:c="2"/>foreach smartContract in <text:s/>ListSmartContracts:<text:line-break/> <text:s text:c="6"/>smartContract.getGemintetenBetragZwischen( DatumVon, DatumBis )<text:line-break/>Geschätzter Zeitaufwand für die Programmierung: 3 Stunden</text:p>
        </text:list-item>
        <text:list-item>
          <text:p text:style-name="P1">Klasse PlatinCoinSmartContract und Subklassen<text:line-break/>a) PlcShortPage <text:s/>→ PlcShortSmartContract<text:line-break/>b) PlcUltimaPage → PlcUltimaSmartContract <text:line-break/>im Konstruktor Objekt der Klasse mit der PlatinCoinPage übergeben<text:line-break/>Attribute:<text:line-break/>- StartDatumMinting<text:line-break/>Methoden:<text:line-break/>-read()<text:line-break/> Achtung: für die Klasse PlcUltimaSmartContract gehören mehrere Zeilen zum Objekt<text:line-break/>auf aufsteigende Datumswerte beim Einlesen achten, sonst Formatfehler<text:line-break/>- getGemintetenBetragZwischen( DatumVon, DatumBis )<text:line-break/>Geschätzter Zeitaufwand für die Programmierung: 5 Stunden<text:line-break/>Erst mal nur benötigte Spalten als Attribute einlesen:<text:line-break/>a) PlcShortSmartContract<text:line-break/>Spalte A (Superklasse: StartDatumMinting), <text:line-break/>Spalte D = MonatlichGemintet <text:line-break/>Spalte E = MintingTag<text:line-break/>Spalte C = GesamtErtrag<text:line-break/>b) <text:s/>PlcUltimaSmartContract<text:line-break/>Spalte A (Superklasse: StartDatumMinting)<text:line-break/>Spalte O = GesamtErtrag<text:line-break/>weitere Werte siehe 6</text:p>
        </text:list-item>
        <text:list-item>
          <text:p text:style-name="P1">Klasse Minting mit Subklasse PlcUltimaMinting<text:line-break/>in <text:s/>PlcUltimaSmartContract als ListMinting eingelesen und gespeichert<text:line-break/>Methoden:<text:line-break/>- read()<text:line-break/>- getGemintetenBetragZwischen( DatumVon, DatumBis )<text:line-break/><text:soft-page-break/>Erst mal nur benötigte Spalten als Attribute einlesen:<text:line-break/>Spalte A = MintingDatum → Superklasse<text:line-break/>Spalte P = MintingBetrag → Superklasse<text:line-break/>Zeile ist von diesem Typ, wenn Spalte P gefüllt und vorher wurde ein SmartContract geöffnet<text:line-break/> Geschätzter Zeitaufwand für die Programmierung: 3 Stunden</text:p>
        </text:list-item>
        <text:list-item>
          <text:p text:style-name="P1">automatische Prüfung am Ende von PlcUltimaPage.read()<text:line-break/>SmartContract.GesamtErtrag = Summe(MintingBetrag) foreach Minting<text:line-break/>Summe( <text:s/>SmartContract.GesamtErtrag ) foreach SmartContract = im Beispiel O281 = im Beispiel P 281<text:line-break/>Geschätzter Zeitaufwand für die Programmierung: 1 Stunde</text:p>
        </text:list-item>
      </text:list>
      <text:p text:style-name="Text_20_body"/>
      <text:h text:style-name="Heading_20_1" text:outline-level="1">Organisation</text:h>
      <text:p text:style-name="Standard">Geschätzter Zeitaufwand für die Programmierung: 30 Stunden</text:p>
      <text:p text:style-name="Standard">Verantwortlich für die Programmierung: Daniel</text:p>
      <text:p text:style-name="Standard">Wirklicher Zeitaufwand:</text:p>
      <text:p text:style-name="Standard">Verantwortlich für die Codeinspection: Dara</text:p>
      <text:p text:style-name="Standard">Zeitaufwand für Nacharbeiten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Leitlinie zum Wohlfühleinkommen - Use Case 1.1 <text:s/>Grundlagen Krypto-Modul<text:tab/><text:date style:data-style-name="N37" text:date-value="2022-02-27T17:52:10.84">27.02.22</text:date></text:p>
      </style:header>
      <style:footer>
        <text:p text:style-name="Footer">Digital Services des Studiennetzwerks für integrative Medizin<text:tab/>Seit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a </meta:initial-creator>
    <meta:creation-date>2022-02-27T11:27:32.07</meta:creation-date>
    <dc:date>2022-02-27T17:52:10.83</dc:date>
    <dc:creator>Gudrun Dara Müller</dc:creator>
    <meta:editing-duration>PT3H53M9S</meta:editing-duration>
    <meta:editing-cycles>14</meta:editing-cycles>
    <meta:generator>OpenOffice/4.1.2$Win32 OpenOffice.org_project/412m3$Build-9782</meta:generator>
    <meta:document-statistic meta:table-count="0" meta:image-count="0" meta:object-count="0" meta:page-count="3" meta:paragraph-count="31" meta:word-count="526" meta:character-count="4225"/>
  </office:meta>
</office:document-meta>
</file>